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2.441cm" fo:min-width="2.635cm"/>
    </style:style>
    <style:style style:name="gr4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877cm" fo:min-width="2.635cm"/>
    </style:style>
    <style:style style:name="gr5" style:family="graphic" style:parent-style-name="standard">
      <style:graphic-properties svg:stroke-color="#000000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68cm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983cm" fo:min-width="2.635cm"/>
    </style:style>
    <style:style style:name="gr8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2.22cm" fo:min-width="2.635cm"/>
    </style:style>
    <style:style style:name="gr9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416cm" fo:min-width="2.635cm"/>
    </style:style>
    <style:style style:name="gr10" style:family="graphic" style:parent-style-name="standard">
      <style:graphic-properties draw:stroke="none" svg:stroke-color="#000000" draw:fill="none" draw:fill-color="#ffffff" fo:min-height="0.739cm"/>
    </style:style>
    <style:style style:name="gr11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218cm" fo:min-width="2.635cm"/>
    </style:style>
    <style:style style:name="gr12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394cm" fo:min-width="2.635cm"/>
    </style:style>
    <style:style style:name="gr13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517cm" fo:min-width="2.635cm"/>
    </style:style>
    <style:style style:name="gr14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339cm" fo:min-width="2.635cm"/>
    </style:style>
    <style:style style:name="gr1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632cm" fo:min-width="2.635cm"/>
    </style:style>
    <style:style style:name="gr16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401cm" fo:min-width="2.635cm"/>
    </style:style>
    <style:style style:name="gr17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478cm" fo:min-width="2.635cm"/>
    </style:style>
    <style:style style:name="gr18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1.951cm" fo:min-width="2.635cm"/>
    </style:style>
    <style:style style:name="gr19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466cm" fo:min-width="2.635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35cm"/>
    </style:style>
    <style:style style:name="gr22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341cm" fo:min-width="2.635cm"/>
    </style:style>
    <style:style style:name="gr23" style:family="graphic" style:parent-style-name="standard">
      <style:graphic-properties draw:stroke="dash" draw:stroke-dash="Fine_20_Dashed" svg:stroke-color="#0000ff" draw:fill="none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52cm"/>
    </style:style>
    <style:style style:name="gr25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1.294cm" fo:min-width="2.635cm"/>
    </style:style>
    <style:style style:name="gr26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1.003cm" fo:min-width="2.635cm"/>
    </style:style>
    <style:style style:name="gr27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516cm" fo:min-width="2.635cm"/>
    </style:style>
    <style:style style:name="gr28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6cm" fo:min-width="2.635cm"/>
    </style:style>
    <style:style style:name="gr29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669cm" fo:min-width="2.635cm"/>
    </style:style>
    <style:style style:name="gr30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536cm" fo:min-width="2.635cm"/>
    </style:style>
    <style:style style:name="gr31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374cm" fo:min-width="2.635cm"/>
    </style:style>
    <style:style style:name="gr32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346cm" fo:min-width="2.635cm"/>
    </style:style>
    <style:style style:name="gr33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96cm" fo:min-width="2.635cm"/>
    </style:style>
    <style:style style:name="gr34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635cm" fo:min-width="2.6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333333" fo:font-size="22pt" fo:font-weight="bold"/>
    </style:style>
    <style:style style:name="P4" style:family="paragraph">
      <style:paragraph-properties fo:margin-left="0cm" fo:margin-right="0cm" fo:text-indent="0cm"/>
      <style:text-properties fo:color="#000000" fo:font-size="22pt" fo:font-weight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000000" fo:font-size="8pt"/>
    </style:style>
    <style:style style:name="P7" style:family="paragraph">
      <style:paragraph-properties fo:margin-left="0cm" fo:margin-right="0cm" fo:text-indent="0cm"/>
      <style:text-properties fo:color="#ff0000" fo:font-size="22pt" fo:font-weight="bold" style:font-size-asian="22pt" style:font-size-complex="22pt"/>
    </style:style>
    <style:style style:name="P8" style:family="paragraph">
      <style:paragraph-properties fo:margin-left="0cm" fo:margin-right="0cm" fo:text-indent="0cm"/>
      <style:text-properties fo:color="#ff0000" fo:font-size="16pt" fo:font-weight="bold"/>
    </style:style>
    <style:style style:name="P9" style:family="paragraph">
      <style:paragraph-properties fo:margin-left="0cm" fo:margin-right="0cm" fo:text-indent="0cm"/>
      <style:text-properties fo:color="#ff0000" fo:font-size="14pt" fo:font-weight="bold"/>
    </style:style>
    <style:style style:name="P10" style:family="paragraph">
      <style:paragraph-properties fo:margin-left="0cm" fo:margin-right="0cm" fo:text-indent="0cm"/>
      <style:text-properties fo:color="#ff0000" fo:font-size="12pt" fo:font-weight="bold"/>
    </style:style>
    <style:style style:name="P11" style:family="paragraph">
      <style:paragraph-properties fo:margin-left="0cm" fo:margin-right="0cm" fo:text-indent="0cm"/>
      <style:text-properties fo:color="#ff0000" fo:font-size="9pt" fo:font-weight="bold"/>
    </style:style>
    <style:style style:name="T1" style:family="text">
      <style:text-properties fo:color="#ff0000" fo:font-size="12pt" fo:font-weight="bold"/>
    </style:style>
    <style:style style:name="T2" style:family="text">
      <style:text-properties fo:color="#333333" fo:font-size="12pt" fo:font-weight="bold"/>
    </style:style>
    <style:style style:name="T3" style:family="text">
      <style:text-properties fo:color="#000000" fo:font-size="18pt" fo:font-weight="bold"/>
    </style:style>
    <style:style style:name="T4" style:family="text">
      <style:text-properties fo:color="#000000" fo:font-size="24pt" fo:font-weight="bold"/>
    </style:style>
    <style:style style:name="T5" style:family="text">
      <style:text-properties fo:color="#000000" fo:font-size="8pt"/>
    </style:style>
    <style:style style:name="T6" style:family="text">
      <style:text-properties fo:color="#ff0000" fo:font-size="22pt" fo:font-weight="bold" style:font-size-asian="22pt" style:font-size-complex="22pt"/>
    </style:style>
    <style:style style:name="T7" style:family="text">
      <style:text-properties fo:color="#ff0000" fo:font-size="11pt" fo:font-weight="bold"/>
    </style:style>
    <style:style style:name="T8" style:family="text">
      <style:text-properties fo:color="#333333" fo:font-size="10pt" fo:font-weight="bold"/>
    </style:style>
    <style:style style:name="T9" style:family="text">
      <style:text-properties fo:color="#333333" fo:font-size="7pt" fo:font-weight="normal"/>
    </style:style>
    <style:style style:name="T10" style:family="text">
      <style:text-properties fo:color="#ff0000" fo:font-size="16pt" fo:font-weight="bold"/>
    </style:style>
    <style:style style:name="T11" style:family="text">
      <style:text-properties fo:color="#333333" fo:font-size="8pt" fo:font-weight="normal"/>
    </style:style>
    <style:style style:name="T12" style:family="text">
      <style:text-properties fo:color="#ff0000" fo:font-size="10pt" fo:font-weight="bold"/>
    </style:style>
    <style:style style:name="T13" style:family="text">
      <style:text-properties fo:font-size="10pt" fo:font-weight="bold"/>
    </style:style>
    <style:style style:name="T14" style:family="text">
      <style:text-properties fo:font-size="13pt" fo:font-weight="bold" style:font-size-asian="13pt" style:font-size-complex="13pt"/>
    </style:style>
    <style:style style:name="T15" style:family="text">
      <style:text-properties fo:color="#000000" fo:font-size="12pt" fo:font-weight="bold"/>
    </style:style>
    <style:style style:name="T16" style:family="text">
      <style:text-properties fo:color="#000000" fo:font-size="20pt" fo:font-weight="bold"/>
    </style:style>
    <style:style style:name="T17" style:family="text">
      <style:text-properties fo:color="#000000" fo:font-size="10pt" fo:font-weight="bold"/>
    </style:style>
    <style:style style:name="T18" style:family="text">
      <style:text-properties fo:color="#ff0000" fo:font-size="9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947cm" svg:height="2.67cm" svg:x="6.658cm" svg:y="13.496cm">
          <text:p/>
        </draw:rect>
        <draw:rect draw:style-name="gr2" draw:text-style-name="P1" draw:layer="layout" svg:width="14.341cm" svg:height="6.467cm" svg:x="4.644cm" svg:y="5.058cm">
          <text:p/>
        </draw:rect>
        <draw:frame draw:style-name="gr3" draw:text-style-name="P3" draw:layer="layout" svg:width="2.859cm" svg:height="2.691cm" svg:x="2.565cm" svg:y="6.932cm">
          <draw:text-box>
            <text:p text:style-name="P2"><text:span text:style-name="T1">Art. a usar:</text:span></text:p>
            <text:p text:style-name="P2"><text:span text:style-name="T2">- Rotulo</text:span></text:p>
            <text:p text:style-name="P2"><text:span text:style-name="T2">- General</text:span></text:p>
            <text:p text:style-name="P2"><text:span text:style-name="T2">- Link</text:span></text:p>
          </draw:text-box>
        </draw:frame>
        <draw:rect draw:style-name="gr2" draw:text-style-name="P1" draw:layer="layout" svg:width="14.341cm" svg:height="1.029cm" svg:x="4.644cm" svg:y="11.819cm">
          <text:p/>
        </draw:rect>
        <draw:rect draw:style-name="gr2" draw:text-style-name="P1" draw:layer="layout" svg:width="14.341cm" svg:height="5.44cm" svg:x="4.644cm" svg:y="22.501cm">
          <text:p/>
        </draw:rect>
        <draw:frame draw:style-name="gr4" draw:text-style-name="P4" draw:layer="layout" svg:width="7.836cm" svg:height="1.216cm" svg:x="5.742cm" svg:y="0.36cm">
          <draw:text-box>
            <text:p text:style-name="P2"><text:span text:style-name="T3">Portada: </text:span><text:span text:style-name="T4">Inicio</text:span></text:p>
          </draw:text-box>
        </draw:frame>
        <draw:rect draw:style-name="gr2" draw:text-style-name="P1" draw:layer="layout" svg:width="14.341cm" svg:height="9.015cm" svg:x="4.644cm" svg:y="13.192cm">
          <text:p/>
        </draw:rect>
        <draw:rect draw:style-name="gr1" draw:text-style-name="P1" draw:layer="layout" svg:width="7.94cm" svg:height="7.019cm" svg:x="6.665cm" svg:y="4.491cm">
          <text:p/>
        </draw:rect>
        <draw:rect draw:style-name="gr5" draw:text-style-name="P1" draw:layer="layout" svg:width="4.17cm" svg:height="1.84cm" svg:x="1.783cm" svg:y="4.669cm">
          <text:p/>
        </draw:rect>
        <draw:frame draw:style-name="gr6" draw:text-style-name="P6" draw:layer="layout" svg:width="1.845cm" svg:height="1.418cm" svg:x="2.986cm" svg:y="5.023cm">
          <draw:text-box>
            <text:p text:style-name="P5"><text:span text:style-name="T5">Foto </text:span></text:p>
            <text:p text:style-name="P5"><text:span text:style-name="T5">230px</text:span></text:p>
          </draw:text-box>
        </draw:frame>
        <draw:frame draw:style-name="gr7" draw:text-style-name="P7" draw:layer="layout" svg:width="1.053cm" svg:height="1.233cm" svg:x="1.565cm" svg:y="6.678cm">
          <draw:text-box>
            <text:p text:style-name="P2"><text:span text:style-name="T6">1</text:span></text:p>
          </draw:text-box>
        </draw:frame>
        <draw:rect draw:style-name="gr5" draw:text-style-name="P1" draw:layer="layout" svg:width="6.947cm" svg:height="3.87cm" svg:x="7.261cm" svg:y="5.311cm">
          <text:p/>
        </draw:rect>
        <draw:frame draw:style-name="gr8" draw:text-style-name="P3" draw:layer="layout" svg:width="3.96cm" svg:height="2.47cm" svg:x="7.325cm" svg:y="9.145cm">
          <draw:text-box>
            <text:p text:style-name="P2"><text:span text:style-name="T7">Art. a usar:</text:span></text:p>
            <text:p text:style-name="P2"><text:span text:style-name="T8">- Rotulo</text:span></text:p>
            <text:p text:style-name="P2"><text:span text:style-name="T8">- General</text:span></text:p>
            <text:p text:style-name="P2"><text:span text:style-name="T8">- Link</text:span></text:p>
          </draw:text-box>
        </draw:frame>
        <draw:frame draw:style-name="gr9" draw:text-style-name="P3" draw:layer="layout" svg:width="7.205cm" svg:height="0.704cm" svg:x="7.321cm" svg:y="11.868cm">
          <draw:text-box>
            <text:p text:style-name="P2"><text:span text:style-name="T7">Art. a usar: </text:span><text:span text:style-name="T8">Link, General (hasta 4)</text:span></text:p>
          </draw:text-box>
        </draw:frame>
        <draw:rect draw:style-name="gr5" draw:text-style-name="P1" draw:layer="layout" svg:width="4.895cm" svg:height="11.642cm" svg:x="1.455cm" svg:y="4.524cm">
          <text:p/>
        </draw:rect>
        <draw:frame draw:style-name="gr10" draw:text-style-name="P6" draw:layer="layout" svg:width="1.607cm" svg:height="0.989cm" svg:x="9.899cm" svg:y="6.711cm">
          <draw:text-box>
            <text:p text:style-name="P5"><text:span text:style-name="T5">Foto </text:span></text:p>
            <text:p text:style-name="P5"><text:span text:style-name="T5">380 px</text:span></text:p>
          </draw:text-box>
        </draw:frame>
        <draw:frame draw:style-name="gr7" draw:text-style-name="P7" draw:layer="layout" svg:width="1.053cm" svg:height="1.233cm" svg:x="6.593cm" svg:y="9.007cm">
          <draw:text-box>
            <text:p text:style-name="P2"><text:span text:style-name="T6">2</text:span></text:p>
          </draw:text-box>
        </draw:frame>
        <draw:rect draw:style-name="gr5" draw:text-style-name="P1" draw:layer="layout" svg:width="4.895cm" svg:height="7.885cm" svg:x="15.156cm" svg:y="4.524cm">
          <text:p/>
        </draw:rect>
        <draw:frame draw:style-name="gr11" draw:text-style-name="P3" draw:layer="layout" svg:width="4.735cm" svg:height="0.53cm" svg:x="8.571cm" svg:y="7.928cm">
          <draw:text-box>
            <text:p text:style-name="P2"><text:span text:style-name="T9">(jpg, gif, video FLV <text:s text:c="2"/>o foto animada)</text:span></text:p>
          </draw:text-box>
        </draw:frame>
        <draw:frame draw:style-name="gr11" draw:text-style-name="P3" draw:layer="layout" svg:width="4.735cm" svg:height="0.53cm" svg:x="7.699cm" svg:y="4.494cm">
          <draw:text-box>
            <text:p text:style-name="P2"><text:span text:style-name="T9">Rotulo con links</text:span></text:p>
          </draw:text-box>
        </draw:frame>
        <draw:frame draw:style-name="gr11" draw:text-style-name="P3" draw:layer="layout" svg:width="4.735cm" svg:height="0.809cm" svg:x="9.181cm" svg:y="9.965cm">
          <draw:text-box>
            <text:p text:style-name="P2"><text:span text:style-name="T9">(Epígrafe, Titular, bajada (120px) y Titular como cita)</text:span></text:p>
          </draw:text-box>
        </draw:frame>
        <draw:rect draw:style-name="gr1" draw:text-style-name="P1" draw:layer="layout" svg:width="7.94cm" svg:height="0.716cm" svg:x="6.665cm" svg:y="11.795cm">
          <text:p/>
        </draw:rect>
        <draw:frame draw:style-name="gr7" draw:text-style-name="P7" draw:layer="layout" svg:width="1.053cm" svg:height="1.233cm" svg:x="6.594cm" svg:y="11.608cm">
          <draw:text-box>
            <text:p text:style-name="P2"><text:span text:style-name="T6">3</text:span></text:p>
          </draw:text-box>
        </draw:frame>
        <draw:rect draw:style-name="gr1" draw:text-style-name="P1" draw:layer="layout" svg:width="7.94cm" svg:height="0.593cm" svg:x="6.665cm" svg:y="12.795cm">
          <text:p/>
        </draw:rect>
        <draw:frame draw:style-name="gr7" draw:text-style-name="P7" draw:layer="layout" svg:width="1.053cm" svg:height="1.233cm" svg:x="6.595cm" svg:y="12.509cm">
          <draw:text-box>
            <text:p text:style-name="P2"><text:span text:style-name="T6">4</text:span></text:p>
          </draw:text-box>
        </draw:frame>
        <draw:frame draw:style-name="gr9" draw:text-style-name="P3" draw:layer="layout" svg:width="5.659cm" svg:height="0.704cm" svg:x="7.322cm" svg:y="12.768cm">
          <draw:text-box>
            <text:p text:style-name="P2"><text:span text:style-name="T7">Art. a usar: </text:span><text:span text:style-name="T8">Rotulo</text:span></text:p>
          </draw:text-box>
        </draw:frame>
        <draw:frame draw:style-name="gr8" draw:text-style-name="P3" draw:layer="layout" svg:width="3.96cm" svg:height="2.47cm" svg:x="7.224cm" svg:y="13.523cm">
          <draw:text-box>
            <text:p text:style-name="P2"><text:span text:style-name="T7">Art. a usar:</text:span></text:p>
            <text:p text:style-name="P2"><text:span text:style-name="T8">- General</text:span></text:p>
            <text:p text:style-name="P2"><text:span text:style-name="T8"/></text:p>
            <text:p text:style-name="P2"><text:span text:style-name="T8"/></text:p>
            <text:p text:style-name="P2"><text:span text:style-name="T8">- Link (ver más)</text:span></text:p>
          </draw:text-box>
        </draw:frame>
        <draw:frame draw:style-name="gr7" draw:text-style-name="P7" draw:layer="layout" svg:width="1.053cm" svg:height="1.233cm" svg:x="6.627cm" svg:y="13.448cm">
          <draw:text-box>
            <text:p text:style-name="P2"><text:span text:style-name="T6">5</text:span></text:p>
          </draw:text-box>
        </draw:frame>
        <draw:frame draw:style-name="gr11" draw:text-style-name="P3" draw:layer="layout" svg:width="2.464cm" svg:height="0.809cm" svg:x="7.339cm" svg:y="14.487cm">
          <draw:text-box>
            <text:p text:style-name="P2"><text:span text:style-name="T9">Titular, Dia y Mes (ComboBox)</text:span></text:p>
          </draw:text-box>
        </draw:frame>
        <draw:frame draw:style-name="gr3" draw:text-style-name="P3" draw:layer="layout" svg:width="4.498cm" svg:height="2.691cm" svg:x="16.325cm" svg:y="6.483cm">
          <draw:text-box>
            <text:p text:style-name="P2"><text:span text:style-name="T1">Art. a usar:</text:span></text:p>
            <text:p text:style-name="P2"><text:span text:style-name="T2">- Banner</text:span></text:p>
            <text:p text:style-name="P2"><text:span text:style-name="T2">- Rotulo</text:span></text:p>
            <text:p text:style-name="P2"><text:span text:style-name="T2">- General</text:span></text:p>
            <text:p text:style-name="P2"><text:span text:style-name="T2">- Link</text:span></text:p>
          </draw:text-box>
        </draw:frame>
        <draw:frame draw:style-name="gr7" draw:text-style-name="P7" draw:layer="layout" svg:width="1.053cm" svg:height="1.233cm" svg:x="15.325cm" svg:y="6.429cm">
          <draw:text-box>
            <text:p text:style-name="P2"><text:span text:style-name="T6">6</text:span></text:p>
          </draw:text-box>
        </draw:frame>
        <draw:frame draw:style-name="gr12" draw:text-style-name="P3" draw:layer="layout" svg:width="2.732cm" svg:height="0.644cm" svg:x="16.265cm" svg:y="4.991cm">
          <draw:text-box>
            <text:p text:style-name="P2"><text:span text:style-name="T9">Banner 240px</text:span></text:p>
          </draw:text-box>
        </draw:frame>
        <draw:frame draw:style-name="gr12" draw:text-style-name="P3" draw:layer="layout" svg:width="2.732cm" svg:height="0.644cm" svg:x="16.265cm" svg:y="11.591cm">
          <draw:text-box>
            <text:p text:style-name="P2"><text:span text:style-name="T9">Banner 240px</text:span></text:p>
          </draw:text-box>
        </draw:frame>
        <draw:frame draw:style-name="gr12" draw:text-style-name="P3" draw:layer="layout" svg:width="2.732cm" svg:height="0.644cm" svg:x="16.265cm" svg:y="10.891cm">
          <draw:text-box>
            <text:p text:style-name="P2"><text:span text:style-name="T9">Link: Ver más</text:span></text:p>
          </draw:text-box>
        </draw:frame>
        <draw:rect draw:style-name="gr5" draw:text-style-name="P1" draw:layer="layout" svg:width="4.895cm" svg:height="3.591cm" svg:x="15.157cm" svg:y="12.568cm">
          <text:p/>
        </draw:rect>
        <draw:frame draw:style-name="gr3" draw:text-style-name="P3" draw:layer="layout" svg:width="4.498cm" svg:height="2.691cm" svg:x="17.525cm" svg:y="12.583cm">
          <draw:text-box>
            <text:p text:style-name="P2"><text:span text:style-name="T1">Art. a usar:</text:span></text:p>
            <text:p text:style-name="P2"><text:span text:style-name="T2">- Rotulo</text:span></text:p>
            <text:p text:style-name="P2"><text:span text:style-name="T2">- General</text:span></text:p>
            <text:p text:style-name="P2"><text:span text:style-name="T2">- Link</text:span></text:p>
          </draw:text-box>
        </draw:frame>
        <draw:frame draw:style-name="gr7" draw:text-style-name="P7" draw:layer="layout" svg:width="1.053cm" svg:height="1.233cm" svg:x="16.525cm" svg:y="12.529cm">
          <draw:text-box>
            <text:p text:style-name="P2"><text:span text:style-name="T6">7</text:span></text:p>
          </draw:text-box>
        </draw:frame>
        <draw:rect draw:style-name="gr5" draw:text-style-name="P1" draw:layer="layout" svg:width="1.232cm" svg:height="1.25cm" svg:x="15.252cm" svg:y="12.934cm">
          <text:p/>
        </draw:rect>
        <draw:frame draw:style-name="gr10" draw:text-style-name="P6" draw:layer="layout" svg:width="1.607cm" svg:height="0.989cm" svg:x="15.033cm" svg:y="13.009cm">
          <draw:text-box>
            <text:p text:style-name="P5"><text:span text:style-name="T5">Foto </text:span></text:p>
            <text:p text:style-name="P5"><text:span text:style-name="T5">50 px</text:span></text:p>
          </draw:text-box>
        </draw:frame>
        <draw:rect draw:style-name="gr1" draw:text-style-name="P1" draw:layer="layout" svg:width="18.653cm" svg:height="0.994cm" svg:x="1.428cm" svg:y="3.292cm">
          <text:p/>
        </draw:rect>
        <draw:frame draw:style-name="gr13" draw:text-style-name="P3" draw:layer="layout" svg:width="17.726cm" svg:height="0.767cm" svg:x="2.408cm" svg:y="3.455cm">
          <draw:text-box>
            <text:p text:style-name="P2"><text:span text:style-name="T1">Art. a usar: </text:span><text:span text:style-name="T2">General o Link</text:span></text:p>
          </draw:text-box>
        </draw:frame>
        <draw:frame draw:style-name="gr7" draw:text-style-name="P7" draw:layer="layout" svg:width="1.053cm" svg:height="1.233cm" svg:x="1.408cm" svg:y="3.201cm">
          <draw:text-box>
            <text:p text:style-name="P2"><text:span text:style-name="T6">8</text:span></text:p>
          </draw:text-box>
        </draw:frame>
        <draw:frame draw:style-name="gr11" draw:text-style-name="P3" draw:layer="layout" svg:width="4.735cm" svg:height="0.53cm" svg:x="11.509cm" svg:y="3.536cm">
          <draw:text-box>
            <text:p text:style-name="P2"><text:span text:style-name="T9">Epígrafe y Titular</text:span></text:p>
          </draw:text-box>
        </draw:frame>
        <draw:frame draw:style-name="gr14" draw:text-style-name="P3" draw:layer="layout" svg:width="1.357cm" svg:height="0.589cm" svg:x="6.792cm" svg:y="4.703cm">
          <draw:text-box>
            <text:p text:style-name="P2"><text:span text:style-name="T9">Bajada</text:span></text:p>
          </draw:text-box>
        </draw:frame>
        <draw:frame draw:style-name="gr14" draw:text-style-name="P3" draw:layer="layout" svg:width="1.357cm" svg:height="0.589cm" svg:x="11.616cm" svg:y="4.493cm">
          <draw:text-box>
            <text:p text:style-name="P2"><text:span text:style-name="T9">Cuerpo</text:span></text:p>
          </draw:text-box>
        </draw:frame>
      </draw:page>
      <draw:page draw:name="page2" draw:style-name="dp1" draw:master-page-name="Default">
        <draw:rect draw:style-name="gr2" draw:text-style-name="P1" draw:layer="layout" svg:width="14.341cm" svg:height="6.467cm" svg:x="4.645cm" svg:y="4.058cm">
          <text:p/>
        </draw:rect>
        <draw:rect draw:style-name="gr2" draw:text-style-name="P1" draw:layer="layout" svg:width="14.341cm" svg:height="5.44cm" svg:x="4.645cm" svg:y="21.301cm">
          <text:p/>
        </draw:rect>
        <draw:rect draw:style-name="gr2" draw:text-style-name="P1" draw:layer="layout" svg:width="14.341cm" svg:height="9.015cm" svg:x="4.645cm" svg:y="11.992cm">
          <text:p/>
        </draw:rect>
        <draw:rect draw:style-name="gr2" draw:text-style-name="P1" draw:layer="layout" svg:width="14.341cm" svg:height="5.44cm" svg:x="4.644cm" svg:y="22.502cm">
          <text:p/>
        </draw:rect>
        <draw:frame draw:style-name="gr4" draw:text-style-name="P4" draw:layer="layout" svg:width="7.836cm" svg:height="1.216cm" svg:x="6.842cm" svg:y="0.392cm">
          <draw:text-box>
            <text:p text:style-name="P2"><text:span text:style-name="T3">Portada: </text:span><text:span text:style-name="T4">head</text:span></text:p>
          </draw:text-box>
        </draw:frame>
        <draw:rect draw:style-name="gr2" draw:text-style-name="P1" draw:layer="layout" svg:width="14.341cm" svg:height="9.015cm" svg:x="4.644cm" svg:y="13.193cm">
          <text:p/>
        </draw:rect>
        <draw:rect draw:style-name="gr1" draw:text-style-name="P1" draw:layer="layout" svg:width="7.231cm" svg:height="0.808cm" svg:x="12.849cm" svg:y="0.51cm">
          <text:p/>
        </draw:rect>
        <draw:frame draw:style-name="gr15" draw:text-style-name="P8" draw:layer="layout" svg:width="0.696cm" svg:height="0.899cm" svg:x="12.85cm" svg:y="0.467cm">
          <draw:text-box>
            <text:p text:style-name="P2"><text:span text:style-name="T10">2</text:span></text:p>
          </draw:text-box>
        </draw:frame>
        <draw:frame draw:style-name="gr9" draw:text-style-name="P3" draw:layer="layout" svg:width="5.659cm" svg:height="0.704cm" svg:x="13.493cm" svg:y="0.604cm">
          <draw:text-box>
            <text:p text:style-name="P2"><text:span text:style-name="T7">Art. a usar: </text:span><text:span text:style-name="T8">Rotulo (Cuerpo)</text:span></text:p>
          </draw:text-box>
        </draw:frame>
        <draw:rect draw:style-name="gr1" draw:text-style-name="P1" draw:layer="layout" svg:width="18.611cm" svg:height="0.672cm" svg:x="1.444cm" svg:y="2.574cm">
          <text:p/>
        </draw:rect>
        <draw:frame draw:style-name="gr16" draw:text-style-name="P8" draw:layer="layout" svg:width="6.653cm" svg:height="0.899cm" svg:x="1.445cm" svg:y="2.495cm">
          <draw:text-box>
            <text:p text:style-name="P2"><text:span text:style-name="T10">3</text:span></text:p>
          </draw:text-box>
        </draw:frame>
        <draw:frame draw:style-name="gr17" draw:text-style-name="P3" draw:layer="layout" svg:width="14.042cm" svg:height="0.728cm" svg:x="2.188cm" svg:y="2.632cm">
          <draw:text-box>
            <text:p text:style-name="P2"><text:span text:style-name="T7">Art. a usar: </text:span><text:span text:style-name="T8">General, Link </text:span><text:span text:style-name="T11">(Titular)</text:span></text:p>
          </draw:text-box>
        </draw:frame>
        <draw:rect draw:style-name="gr1" draw:text-style-name="P1" draw:layer="layout" svg:width="7.947cm" svg:height="2.67cm" svg:x="6.658cm" svg:y="13.697cm">
          <text:p/>
        </draw:rect>
        <draw:rect draw:style-name="gr2" draw:text-style-name="P1" draw:layer="layout" svg:width="14.341cm" svg:height="6.467cm" svg:x="4.644cm" svg:y="5.259cm">
          <text:p/>
        </draw:rect>
        <draw:rect draw:style-name="gr2" draw:text-style-name="P1" draw:layer="layout" svg:width="14.341cm" svg:height="1.029cm" svg:x="4.644cm" svg:y="12.02cm">
          <text:p/>
        </draw:rect>
        <draw:rect draw:style-name="gr1" draw:text-style-name="P1" draw:layer="layout" svg:width="7.94cm" svg:height="7.019cm" svg:x="6.665cm" svg:y="4.692cm">
          <text:p/>
        </draw:rect>
        <draw:rect draw:style-name="gr5" draw:text-style-name="P1" draw:layer="layout" svg:width="4.895cm" svg:height="11.642cm" svg:x="1.455cm" svg:y="4.725cm">
          <text:p/>
        </draw:rect>
        <draw:rect draw:style-name="gr5" draw:text-style-name="P1" draw:layer="layout" svg:width="4.895cm" svg:height="7.885cm" svg:x="15.156cm" svg:y="4.725cm">
          <text:p/>
        </draw:rect>
        <draw:rect draw:style-name="gr1" draw:text-style-name="P1" draw:layer="layout" svg:width="7.94cm" svg:height="0.716cm" svg:x="6.665cm" svg:y="11.996cm">
          <text:p/>
        </draw:rect>
        <draw:rect draw:style-name="gr1" draw:text-style-name="P1" draw:layer="layout" svg:width="7.94cm" svg:height="0.593cm" svg:x="6.665cm" svg:y="12.996cm">
          <text:p/>
        </draw:rect>
        <draw:rect draw:style-name="gr5" draw:text-style-name="P1" draw:layer="layout" svg:width="4.895cm" svg:height="3.591cm" svg:x="15.157cm" svg:y="12.769cm">
          <text:p/>
        </draw:rect>
        <draw:rect draw:style-name="gr1" draw:text-style-name="P1" draw:layer="layout" svg:width="18.653cm" svg:height="0.994cm" svg:x="1.428cm" svg:y="3.493cm">
          <text:p/>
        </draw:rect>
        <draw:rect draw:style-name="gr1" draw:text-style-name="P1" draw:layer="layout" svg:width="5.476cm" svg:height="1.978cm" svg:x="1.529cm" svg:y="0.312cm">
          <text:p/>
        </draw:rect>
        <draw:frame draw:style-name="gr18" draw:text-style-name="P8" draw:layer="layout" svg:width="0.527cm" svg:height="2.201cm" svg:x="1.53cm" svg:y="0.207cm">
          <draw:text-box>
            <text:p text:style-name="P2"><text:span text:style-name="T10">1</text:span></text:p>
          </draw:text-box>
        </draw:frame>
        <draw:frame draw:style-name="gr19" draw:text-style-name="P3" draw:layer="layout" svg:width="4.285cm" svg:height="0.716cm" svg:x="2.038cm" svg:y="1.713cm">
          <draw:text-box>
            <text:p text:style-name="P2"><text:span text:style-name="T7">Art. a usar: </text:span><text:span text:style-name="T8">Logo</text:span></text:p>
          </draw:text-box>
        </draw:frame>
        <draw:rect draw:style-name="gr20" draw:text-style-name="P1" draw:layer="layout" svg:width="4.619cm" svg:height="1.258cm" svg:x="2.191cm" svg:y="0.456cm">
          <text:p/>
        </draw:rect>
        <draw:frame draw:style-name="gr21" draw:text-style-name="P6" draw:layer="layout" svg:width="2.782cm" svg:height="0.985cm" svg:x="2.748cm" svg:y="0.621cm">
          <draw:text-box>
            <text:p text:style-name="P5"><text:span text:style-name="T5">Foto Logo </text:span></text:p>
            <text:p text:style-name="P5"><text:span text:style-name="T5">415 x 100 px</text:span></text:p>
          </draw:text-box>
        </draw:frame>
        <draw:rect draw:style-name="gr2" draw:text-style-name="P1" draw:layer="layout" svg:width="14.787cm" svg:height="5.44cm" svg:x="4.487cm" svg:y="21.889cm">
          <text:p/>
        </draw:rect>
        <draw:rect draw:style-name="gr2" draw:text-style-name="P1" draw:layer="layout" svg:width="14.787cm" svg:height="5.44cm" svg:x="4.486cm" svg:y="23.09cm">
          <text:p/>
        </draw:rect>
        <draw:rect draw:style-name="gr1" draw:text-style-name="P1" draw:layer="layout" svg:width="18.633cm" svg:height="1.693cm" svg:x="1.415cm" svg:y="17.414cm">
          <text:p/>
        </draw:rect>
        <draw:frame draw:style-name="gr16" draw:text-style-name="P7" draw:layer="layout" svg:width="0.856cm" svg:height="1.136cm" svg:x="1.515cm" svg:y="17.615cm">
          <draw:text-box>
            <text:p text:style-name="P2"><text:span text:style-name="T6">1</text:span></text:p>
          </draw:text-box>
        </draw:frame>
        <draw:rect draw:style-name="gr1" draw:text-style-name="P1" draw:layer="layout" svg:width="3.629cm" svg:height="1.31cm" svg:x="8.864cm" svg:y="17.613cm">
          <text:p/>
        </draw:rect>
        <draw:frame draw:style-name="gr16" draw:text-style-name="P9" draw:layer="layout" svg:width="3.877cm" svg:height="0.657cm" svg:x="2.286cm" svg:y="17.863cm">
          <draw:text-box>
            <text:p text:style-name="P2"><text:span text:style-name="T12">Art. a usar: </text:span><text:span text:style-name="T8">Banner</text:span></text:p>
          </draw:text-box>
        </draw:frame>
        <draw:rect draw:style-name="gr1" draw:text-style-name="P1" draw:layer="layout" svg:width="18.633cm" svg:height="0.686cm" svg:x="1.416cm" svg:y="19.215cm">
          <text:p/>
        </draw:rect>
        <draw:rect draw:style-name="gr1" draw:text-style-name="P1" draw:layer="layout" svg:width="18.632cm" svg:height="6.554cm" svg:x="1.418cm" svg:y="20.015cm">
          <text:p/>
        </draw:rect>
        <draw:frame draw:style-name="gr16" draw:text-style-name="P7" draw:layer="layout" svg:width="0.856cm" svg:height="1.136cm" svg:x="1.515cm" svg:y="19.015cm">
          <draw:text-box>
            <text:p text:style-name="P2"><text:span text:style-name="T6">2</text:span></text:p>
          </draw:text-box>
        </draw:frame>
        <draw:frame draw:style-name="gr16" draw:text-style-name="P7" draw:layer="layout" svg:width="0.856cm" svg:height="1.136cm" svg:x="1.515cm" svg:y="20.015cm">
          <draw:text-box>
            <text:p text:style-name="P2"><text:span text:style-name="T6">3</text:span></text:p>
          </draw:text-box>
        </draw:frame>
        <draw:frame draw:style-name="gr10" draw:text-style-name="P6" draw:layer="layout" svg:width="1.657cm" svg:height="0.989cm" svg:x="9.908cm" svg:y="17.751cm">
          <draw:text-box>
            <text:p text:style-name="P5"><text:span text:style-name="T5">Foto </text:span></text:p>
            <text:p text:style-name="P5"><text:span text:style-name="T5">195 px</text:span></text:p>
          </draw:text-box>
        </draw:frame>
        <draw:frame draw:style-name="gr11" draw:text-style-name="P3" draw:layer="layout" svg:width="4.883cm" svg:height="0.53cm" svg:x="12.629cm" svg:y="17.987cm">
          <draw:text-box>
            <text:p text:style-name="P2"><text:span text:style-name="T9">(jpg, gif, <text:s/>o foto animada)</text:span></text:p>
          </draw:text-box>
        </draw:frame>
        <draw:frame draw:style-name="gr16" draw:text-style-name="P9" draw:layer="layout" svg:width="6.86cm" svg:height="0.657cm" svg:x="2.449cm" svg:y="19.266cm">
          <draw:text-box>
            <text:p text:style-name="P2"><text:span text:style-name="T12">Art. a usar: </text:span><text:span text:style-name="T8">rotulo</text:span></text:p>
          </draw:text-box>
        </draw:frame>
        <draw:rect draw:style-name="gr1" draw:text-style-name="P1" draw:layer="layout" svg:width="1.197cm" svg:height="1.071cm" svg:x="2.378cm" svg:y="20.273cm">
          <text:p/>
        </draw:rect>
        <draw:frame draw:style-name="gr10" draw:text-style-name="P6" draw:layer="layout" svg:width="1.657cm" svg:height="0.989cm" svg:x="2.165cm" svg:y="20.225cm">
          <draw:text-box>
            <text:p text:style-name="P5"><text:span text:style-name="T5">Foto </text:span></text:p>
            <text:p text:style-name="P5"><text:span text:style-name="T5">50 px</text:span></text:p>
          </draw:text-box>
        </draw:frame>
        <draw:frame draw:style-name="gr22" draw:text-style-name="P3" draw:layer="layout" svg:width="3.954cm" svg:height="0.591cm" svg:x="3.741cm" svg:y="20.409cm">
          <draw:text-box>
            <text:p text:style-name="P2"><text:span text:style-name="T9">(Epígrafe, Titular y Bajada)</text:span></text:p>
          </draw:text-box>
        </draw:frame>
        <draw:frame draw:style-name="gr16" draw:text-style-name="P9" draw:layer="layout" svg:width="2.567cm" svg:height="1.469cm" svg:x="1.642cm" svg:y="25.076cm">
          <draw:text-box>
            <text:p text:style-name="P2"><text:span text:style-name="T12">Art. a usar:</text:span></text:p>
            <text:p text:style-name="P2"><text:span text:style-name="T8">- General</text:span></text:p>
            <text:p text:style-name="P2"><text:span text:style-name="T8">- Link</text:span></text:p>
          </draw:text-box>
        </draw:frame>
        <draw:rect draw:style-name="gr23" draw:text-style-name="P1" draw:layer="layout" svg:width="19.178cm" svg:height="9.498cm" svg:x="1.143cm" svg:y="17.256cm">
          <text:p/>
        </draw:rect>
        <draw:rect draw:style-name="gr23" draw:text-style-name="P1" draw:layer="layout" svg:width="19.178cm" svg:height="1.826cm" svg:x="1.143cm" svg:y="27.442cm">
          <text:p/>
        </draw:rect>
        <draw:rect draw:style-name="gr1" draw:text-style-name="P1" draw:layer="layout" svg:width="18.633cm" svg:height="1.324cm" svg:x="1.416cm" svg:y="27.715cm">
          <text:p/>
        </draw:rect>
        <draw:frame draw:style-name="gr16" draw:text-style-name="P7" draw:layer="layout" svg:width="0.856cm" svg:height="1.136cm" svg:x="1.516cm" svg:y="27.815cm">
          <draw:text-box>
            <text:p text:style-name="P2"><text:span text:style-name="T6">1</text:span></text:p>
          </draw:text-box>
        </draw:frame>
        <draw:frame draw:style-name="gr16" draw:text-style-name="P9" draw:layer="layout" svg:width="5.704cm" svg:height="0.657cm" svg:x="2.287cm" svg:y="28.063cm">
          <draw:text-box>
            <text:p text:style-name="P2"><text:span text:style-name="T12">Art. a usar: </text:span><text:span text:style-name="T8">Rotulo (VTXT)</text:span></text:p>
          </draw:text-box>
        </draw:frame>
        <draw:frame draw:style-name="gr16" draw:text-style-name="P9" draw:layer="layout" svg:width="6.859cm" svg:height="0.657cm" svg:x="0.841cm" svg:y="16.383cm">
          <draw:text-box>
            <text:p text:style-name="P2"><text:span text:style-name="T13">Portada Banner Accesos</text:span></text:p>
          </draw:text-box>
        </draw:frame>
        <draw:frame draw:style-name="gr16" draw:text-style-name="P9" draw:layer="layout" svg:width="6.86cm" svg:height="0.657cm" svg:x="0.542cm" svg:y="26.808cm">
          <draw:text-box>
            <text:p text:style-name="P2"><text:span text:style-name="T13">Portada Footer</text:span></text:p>
          </draw:text-box>
        </draw:frame>
        <draw:line draw:style-name="gr20" draw:text-style-name="P1" draw:layer="layout" svg:x1="7.574cm" svg:y1="20.016cm" svg:x2="7.574cm" svg:y2="26.56cm">
          <text:p/>
        </draw:line>
        <draw:line draw:style-name="gr20" draw:text-style-name="P1" draw:layer="layout" svg:x1="13.552cm" svg:y1="19.996cm" svg:x2="13.552cm" svg:y2="26.54cm">
          <text:p/>
        </draw:line>
        <draw:frame draw:style-name="gr16" draw:text-style-name="P7" draw:layer="layout" svg:width="0.856cm" svg:height="1.136cm" svg:x="7.514cm" svg:y="20.036cm">
          <draw:text-box>
            <text:p text:style-name="P2"><text:span text:style-name="T6">4</text:span></text:p>
          </draw:text-box>
        </draw:frame>
        <draw:rect draw:style-name="gr1" draw:text-style-name="P1" draw:layer="layout" svg:width="1.197cm" svg:height="1.071cm" svg:x="8.377cm" svg:y="20.294cm">
          <text:p/>
        </draw:rect>
        <draw:frame draw:style-name="gr10" draw:text-style-name="P6" draw:layer="layout" svg:width="1.657cm" svg:height="0.989cm" svg:x="8.164cm" svg:y="20.246cm">
          <draw:text-box>
            <text:p text:style-name="P5"><text:span text:style-name="T5">Foto </text:span></text:p>
            <text:p text:style-name="P5"><text:span text:style-name="T5">50 px</text:span></text:p>
          </draw:text-box>
        </draw:frame>
        <draw:frame draw:style-name="gr22" draw:text-style-name="P3" draw:layer="layout" svg:width="3.954cm" svg:height="0.591cm" svg:x="9.74cm" svg:y="20.43cm">
          <draw:text-box>
            <text:p text:style-name="P2"><text:span text:style-name="T9">(Epígrafe, Titular y Bajada)</text:span></text:p>
          </draw:text-box>
        </draw:frame>
        <draw:frame draw:style-name="gr16" draw:text-style-name="P7" draw:layer="layout" svg:width="0.856cm" svg:height="1.136cm" svg:x="13.634cm" svg:y="19.955cm">
          <draw:text-box>
            <text:p text:style-name="P2"><text:span text:style-name="T6">5</text:span></text:p>
          </draw:text-box>
        </draw:frame>
        <draw:rect draw:style-name="gr1" draw:text-style-name="P1" draw:layer="layout" svg:width="1.197cm" svg:height="1.071cm" svg:x="14.497cm" svg:y="20.213cm">
          <text:p/>
        </draw:rect>
        <draw:frame draw:style-name="gr10" draw:text-style-name="P6" draw:layer="layout" svg:width="1.657cm" svg:height="0.989cm" svg:x="14.284cm" svg:y="20.165cm">
          <draw:text-box>
            <text:p text:style-name="P5"><text:span text:style-name="T5">Foto </text:span></text:p>
            <text:p text:style-name="P5"><text:span text:style-name="T5">50 px</text:span></text:p>
          </draw:text-box>
        </draw:frame>
        <draw:frame draw:style-name="gr22" draw:text-style-name="P3" draw:layer="layout" svg:width="3.954cm" svg:height="0.591cm" svg:x="15.86cm" svg:y="20.349cm">
          <draw:text-box>
            <text:p text:style-name="P2"><text:span text:style-name="T9">(Epígrafe, Titular y Bajada)</text:span></text:p>
          </draw:text-box>
        </draw:frame>
        <draw:frame draw:style-name="gr16" draw:text-style-name="P9" draw:layer="layout" svg:width="2.567cm" svg:height="1.469cm" svg:x="7.601cm" svg:y="25.077cm">
          <draw:text-box>
            <text:p text:style-name="P2"><text:span text:style-name="T12">Art. a usar:</text:span></text:p>
            <text:p text:style-name="P2"><text:span text:style-name="T8">- General</text:span></text:p>
            <text:p text:style-name="P2"><text:span text:style-name="T8">- Link</text:span></text:p>
          </draw:text-box>
        </draw:frame>
        <draw:frame draw:style-name="gr16" draw:text-style-name="P9" draw:layer="layout" svg:width="2.567cm" svg:height="1.469cm" svg:x="13.58cm" svg:y="25.057cm">
          <draw:text-box>
            <text:p text:style-name="P2"><text:span text:style-name="T12">Art. a usar:</text:span></text:p>
            <text:p text:style-name="P2"><text:span text:style-name="T8">- General</text:span></text:p>
            <text:p text:style-name="P2"><text:span text:style-name="T8">- Link</text:span></text:p>
          </draw:text-box>
        </draw:frame>
      </draw:page>
      <draw:page draw:name="page3" draw:style-name="dp1" draw:master-page-name="Default">
        <draw:rect draw:style-name="gr2" draw:text-style-name="P1" draw:layer="layout" svg:width="14.341cm" svg:height="5.44cm" svg:x="4.645cm" svg:y="21.602cm">
          <text:p/>
        </draw:rect>
        <draw:rect draw:style-name="gr2" draw:text-style-name="P1" draw:layer="layout" svg:width="14.341cm" svg:height="9.015cm" svg:x="4.645cm" svg:y="11.993cm">
          <text:p/>
        </draw:rect>
        <draw:rect draw:style-name="gr2" draw:text-style-name="P1" draw:layer="layout" svg:width="14.341cm" svg:height="5.44cm" svg:x="4.644cm" svg:y="22.803cm">
          <text:p/>
        </draw:rect>
        <draw:frame draw:style-name="gr4" draw:text-style-name="P4" draw:layer="layout" svg:width="12.371cm" svg:height="1.127cm" svg:x="4.668cm" svg:y="0.393cm">
          <draw:text-box>
            <text:p text:style-name="P2"><text:span text:style-name="T3">Portada: Portada Génerica</text:span></text:p>
          </draw:text-box>
        </draw:frame>
        <draw:rect draw:style-name="gr2" draw:text-style-name="P1" draw:layer="layout" svg:width="14.341cm" svg:height="9.015cm" svg:x="4.644cm" svg:y="13.194cm">
          <text:p/>
        </draw:rect>
        <draw:rect draw:style-name="gr2" draw:text-style-name="P1" draw:layer="layout" svg:width="14.341cm" svg:height="6.467cm" svg:x="3.93cm" svg:y="7.36cm">
          <text:p/>
        </draw:rect>
        <draw:rect draw:style-name="gr2" draw:text-style-name="P1" draw:layer="layout" svg:width="14.341cm" svg:height="1.029cm" svg:x="3.93cm" svg:y="14.121cm">
          <text:p/>
        </draw:rect>
        <draw:rect draw:style-name="gr1" draw:text-style-name="P1" draw:layer="layout" svg:width="4.553cm" svg:height="8.466cm" svg:x="15.203cm" svg:y="7.004cm">
          <text:p/>
        </draw:rect>
        <draw:frame draw:style-name="gr7" draw:text-style-name="P7" draw:layer="layout" svg:width="1.053cm" svg:height="1.233cm" svg:x="15.274cm" svg:y="7.104cm">
          <draw:text-box>
            <text:p text:style-name="P2"><text:span text:style-name="T6">1</text:span></text:p>
          </draw:text-box>
        </draw:frame>
        <draw:frame draw:style-name="gr3" draw:text-style-name="P3" draw:layer="layout" svg:width="4.498cm" svg:height="2.691cm" svg:x="16.185cm" svg:y="7.415cm">
          <draw:text-box>
            <text:p text:style-name="P2"><text:span text:style-name="T1">Art. a usar:-</text:span></text:p>
            <text:p text:style-name="P2"><text:span text:style-name="T2">- Rotulo</text:span></text:p>
            <text:p text:style-name="P2"><text:span text:style-name="T2">- General</text:span></text:p>
            <text:p text:style-name="P2"><text:span text:style-name="T2">- Link</text:span></text:p>
          </draw:text-box>
        </draw:frame>
        <draw:frame draw:style-name="gr11" draw:text-style-name="P3" draw:layer="layout" svg:width="1.453cm" svg:height="0.53cm" svg:x="16.336cm" svg:y="10.641cm">
          <draw:text-box>
            <text:p text:style-name="P2"><text:span text:style-name="T9">Titular</text:span></text:p>
          </draw:text-box>
        </draw:frame>
        <draw:rect draw:style-name="gr1" draw:text-style-name="P1" draw:layer="layout" svg:width="4.553cm" svg:height="4.657cm" svg:x="10.238cm" svg:y="7.932cm">
          <text:p/>
        </draw:rect>
        <draw:frame draw:style-name="gr10" draw:text-style-name="P6" draw:layer="layout" svg:width="1.607cm" svg:height="0.989cm" svg:x="5.958cm" svg:y="9.881cm">
          <draw:text-box>
            <text:p text:style-name="P5"><text:span text:style-name="T5">Foto </text:span></text:p>
            <text:p text:style-name="P5"><text:span text:style-name="T5">430 px</text:span></text:p>
          </draw:text-box>
        </draw:frame>
        <draw:frame draw:style-name="gr7" draw:text-style-name="P7" draw:layer="layout" svg:width="1.053cm" svg:height="1.233cm" svg:x="0.589cm" svg:y="8.049cm">
          <draw:text-box>
            <text:p text:style-name="P2"><text:span text:style-name="T6">1</text:span></text:p>
          </draw:text-box>
        </draw:frame>
        <draw:frame draw:style-name="gr11" draw:text-style-name="P3" draw:layer="layout" svg:width="8.598cm" svg:height="0.53cm" svg:x="1.172cm" svg:y="6.867cm">
          <draw:text-box>
            <text:p text:style-name="P2"><text:span text:style-name="T9">Usted está en: Migas de Pan</text:span></text:p>
          </draw:text-box>
        </draw:frame>
        <draw:frame draw:style-name="gr7" draw:text-style-name="P7" draw:layer="layout" svg:width="1.053cm" svg:height="1.233cm" svg:x="0.536cm" svg:y="13.163cm">
          <draw:text-box>
            <text:p text:style-name="P2"><text:span text:style-name="T6">2</text:span></text:p>
          </draw:text-box>
        </draw:frame>
        <draw:frame draw:style-name="gr7" draw:text-style-name="P7" draw:layer="layout" svg:width="1.053cm" svg:height="1.233cm" svg:x="10.247cm" svg:y="7.926cm">
          <draw:text-box>
            <text:p text:style-name="P2"><text:span text:style-name="T6">3</text:span></text:p>
          </draw:text-box>
        </draw:frame>
        <draw:frame draw:style-name="gr9" draw:text-style-name="P3" draw:layer="layout" svg:width="5.659cm" svg:height="0.776cm" svg:x="1.184cm" svg:y="7.133cm">
          <draw:text-box>
            <text:p text:style-name="P2"><text:span text:style-name="T14">Portada Genérica</text:span></text:p>
          </draw:text-box>
        </draw:frame>
        <draw:frame draw:style-name="gr11" draw:text-style-name="P3" draw:layer="layout" svg:width="4.735cm" svg:height="0.53cm" svg:x="10.268cm" svg:y="11.021cm">
          <draw:text-box>
            <text:p text:style-name="P2"><text:span text:style-name="T9">Titular, Bajada o Cuerpo</text:span></text:p>
          </draw:text-box>
        </draw:frame>
        <draw:frame draw:style-name="gr3" draw:text-style-name="P3" draw:layer="layout" svg:width="4.498cm" svg:height="2.691cm" svg:x="2.197cm" svg:y="8.833cm">
          <draw:text-box>
            <text:p text:style-name="P2"><text:span text:style-name="T1">Art. a usar:</text:span></text:p>
            <text:p text:style-name="P2"><text:span text:style-name="T2">- General</text:span></text:p>
            <text:p text:style-name="P2"><text:span text:style-name="T2">- Galería</text:span></text:p>
            <text:p text:style-name="P2"><text:span text:style-name="T2">- Link</text:span></text:p>
          </draw:text-box>
        </draw:frame>
        <draw:rect draw:style-name="gr5" draw:text-style-name="P1" draw:layer="layout" svg:width="8.374cm" svg:height="3.152cm" svg:x="1.072cm" svg:y="8.828cm">
          <text:p/>
        </draw:rect>
        <draw:rect draw:style-name="gr1" draw:text-style-name="P1" draw:layer="layout" svg:width="9.315cm" svg:height="5.054cm" svg:x="0.503cm" svg:y="7.958cm">
          <text:p/>
        </draw:rect>
        <draw:rect draw:style-name="gr1" draw:text-style-name="P1" draw:layer="layout" svg:width="9.315cm" svg:height="3.875cm" svg:x="0.504cm" svg:y="13.158cm">
          <text:p/>
        </draw:rect>
        <draw:frame draw:style-name="gr3" draw:text-style-name="P3" draw:layer="layout" svg:width="4.498cm" svg:height="2.691cm" svg:x="1.377cm" svg:y="13.438cm">
          <draw:text-box>
            <text:p text:style-name="P2"><text:span text:style-name="T1">Art. a usar:</text:span></text:p>
            <text:p text:style-name="P2"><text:span text:style-name="T2">- Link</text:span></text:p>
          </draw:text-box>
        </draw:frame>
        <draw:rect draw:style-name="gr1" draw:text-style-name="P1" draw:layer="layout" svg:width="1.27cm" svg:height="1.244cm" svg:x="10.319cm" svg:y="9.625cm">
          <text:p/>
        </draw:rect>
        <draw:frame draw:style-name="gr24" draw:text-style-name="P6" draw:layer="layout" svg:width="1.607cm" svg:height="0.887cm" svg:x="10.298cm" svg:y="9.749cm">
          <draw:text-box>
            <text:p text:style-name="P5"><text:span text:style-name="T5">Foto </text:span></text:p>
            <text:p text:style-name="P5"><text:span text:style-name="T5">50 px</text:span></text:p>
          </draw:text-box>
        </draw:frame>
        <draw:rect draw:style-name="gr1" draw:text-style-name="P1" draw:layer="layout" svg:width="4.553cm" svg:height="4.301cm" svg:x="10.239cm" svg:y="12.733cm">
          <text:p/>
        </draw:rect>
        <draw:frame draw:style-name="gr7" draw:text-style-name="P7" draw:layer="layout" svg:width="1.053cm" svg:height="1.233cm" svg:x="10.247cm" svg:y="12.727cm">
          <draw:text-box>
            <text:p text:style-name="P2"><text:span text:style-name="T6">4</text:span></text:p>
          </draw:text-box>
        </draw:frame>
        <draw:frame draw:style-name="gr11" draw:text-style-name="P3" draw:layer="layout" svg:width="4.735cm" svg:height="0.53cm" svg:x="0.902cm" svg:y="12.053cm">
          <draw:text-box>
            <text:p text:style-name="P2"><text:span text:style-name="T9">Titular, Bajada o Cuerpo</text:span></text:p>
          </draw:text-box>
        </draw:frame>
        <draw:frame draw:style-name="gr11" draw:text-style-name="P3" draw:layer="layout" svg:width="1.453cm" svg:height="0.53cm" svg:x="11.777cm" svg:y="15.794cm">
          <draw:text-box>
            <text:p text:style-name="P2"><text:span text:style-name="T9">Titular</text:span></text:p>
          </draw:text-box>
        </draw:frame>
        <draw:frame draw:style-name="gr11" draw:text-style-name="P3" draw:layer="layout" svg:width="4.735cm" svg:height="0.53cm" svg:x="3.919cm" svg:y="10.834cm">
          <draw:text-box>
            <text:p text:style-name="P2"><text:span text:style-name="T9">(jpg, gif, o foto animada)</text:span></text:p>
          </draw:text-box>
        </draw:frame>
        <draw:frame draw:style-name="gr16" draw:text-style-name="P9" draw:layer="layout" svg:width="3.344cm" svg:height="0.657cm" svg:x="14.917cm" svg:y="6.322cm">
          <draw:text-box>
            <text:p text:style-name="P2"><text:span text:style-name="T13">Portadilla: Menu</text:span></text:p>
          </draw:text-box>
        </draw:frame>
        <draw:rect draw:style-name="gr1" draw:text-style-name="P1" draw:layer="layout" svg:width="7.526cm" svg:height="0.808cm" svg:x="12.34cm" svg:y="3.286cm">
          <text:p/>
        </draw:rect>
        <draw:rect draw:style-name="gr1" draw:text-style-name="P1" draw:layer="layout" svg:width="19.371cm" svg:height="0.672cm" svg:x="0.469cm" svg:y="5.35cm">
          <text:p/>
        </draw:rect>
        <draw:rect draw:style-name="gr1" draw:text-style-name="P1" draw:layer="layout" svg:width="5.7cm" svg:height="1.978cm" svg:x="0.557cm" svg:y="3.088cm">
          <text:p/>
        </draw:rect>
        <draw:rect draw:style-name="gr20" draw:text-style-name="P1" draw:layer="layout" svg:width="4.807cm" svg:height="1.258cm" svg:x="1.247cm" svg:y="3.232cm">
          <text:p/>
        </draw:rect>
        <draw:rect draw:style-name="gr2" draw:text-style-name="P1" draw:layer="layout" svg:width="14.859cm" svg:height="5.44cm" svg:x="3.927cm" svg:y="21.558cm">
          <text:p/>
        </draw:rect>
        <draw:rect draw:style-name="gr2" draw:text-style-name="P1" draw:layer="layout" svg:width="14.859cm" svg:height="5.44cm" svg:x="3.926cm" svg:y="22.759cm">
          <text:p/>
        </draw:rect>
        <draw:rect draw:style-name="gr2" draw:text-style-name="P1" draw:layer="layout" svg:width="15.321cm" svg:height="5.44cm" svg:x="3.763cm" svg:y="22.146cm">
          <text:p/>
        </draw:rect>
        <draw:rect draw:style-name="gr2" draw:text-style-name="P1" draw:layer="layout" svg:width="15.321cm" svg:height="5.44cm" svg:x="3.762cm" svg:y="23.347cm">
          <text:p/>
        </draw:rect>
        <draw:rect draw:style-name="gr1" draw:text-style-name="P1" draw:layer="layout" svg:width="19.305cm" svg:height="1.693cm" svg:x="0.581cm" svg:y="17.671cm">
          <text:p/>
        </draw:rect>
        <draw:rect draw:style-name="gr1" draw:text-style-name="P1" draw:layer="layout" svg:width="19.305cm" svg:height="0.686cm" svg:x="0.582cm" svg:y="19.472cm">
          <text:p/>
        </draw:rect>
        <draw:rect draw:style-name="gr1" draw:text-style-name="P1" draw:layer="layout" svg:width="19.304cm" svg:height="6.554cm" svg:x="0.584cm" svg:y="20.272cm">
          <text:p/>
        </draw:rect>
        <draw:rect draw:style-name="gr1" draw:text-style-name="P1" draw:layer="layout" svg:width="19.305cm" svg:height="1.324cm" svg:x="0.604cm" svg:y="27.213cm">
          <text:p/>
        </draw:rect>
        <draw:frame draw:style-name="gr3" draw:text-style-name="P3" draw:layer="layout" svg:width="4.498cm" svg:height="2.691cm" svg:x="11.475cm" svg:y="7.908cm">
          <draw:text-box>
            <text:p text:style-name="P2"><text:span text:style-name="T1">Art. a usar:-</text:span></text:p>
            <text:p text:style-name="P2"><text:span text:style-name="T2">- Rotulo</text:span></text:p>
            <text:p text:style-name="P2"><text:span text:style-name="T2">- General</text:span></text:p>
            <text:p text:style-name="P2"><text:span text:style-name="T2">- Link</text:span></text:p>
          </draw:text-box>
        </draw:frame>
        <draw:frame draw:style-name="gr3" draw:text-style-name="P3" draw:layer="layout" svg:width="4.498cm" svg:height="2.691cm" svg:x="11.173cm" svg:y="12.972cm">
          <draw:text-box>
            <text:p text:style-name="P2"><text:span text:style-name="T1">Art. a usar:-</text:span></text:p>
            <text:p text:style-name="P2"><text:span text:style-name="T2">- Rotulo</text:span></text:p>
            <text:p text:style-name="P2"><text:span text:style-name="T2">- General</text:span></text:p>
            <text:p text:style-name="P2"><text:span text:style-name="T2">- Link</text:span></text:p>
          </draw:text-box>
        </draw:frame>
      </draw:page>
      <draw:page draw:name="page4" draw:style-name="dp1" draw:master-page-name="Default">
        <draw:rect draw:style-name="gr1" draw:text-style-name="P1" draw:layer="layout" svg:width="12.897cm" svg:height="2.73cm" svg:x="0.505cm" svg:y="18.886cm">
          <text:p/>
        </draw:rect>
        <draw:frame draw:style-name="gr25" draw:text-style-name="P10" draw:layer="layout" svg:width="12.827cm" svg:height="1.544cm" svg:x="1.34cm" svg:y="19.051cm">
          <draw:text-box>
            <text:p text:style-name="P2"><text:span text:style-name="T1">Videos para descargar</text:span></text:p>
            <text:p text:style-name="P2"><text:span text:style-name="T15">Hasta 5</text:span></text:p>
          </draw:text-box>
        </draw:frame>
        <draw:frame draw:style-name="gr26" draw:text-style-name="P4" draw:layer="layout" svg:width="17.217cm" svg:height="1.253cm" svg:x="1.184cm" svg:y="0.971cm">
          <draw:text-box>
            <text:p text:style-name="P2"><text:span text:style-name="T3">Artículo: </text:span><text:span text:style-name="T16">General</text:span></text:p>
          </draw:text-box>
        </draw:frame>
        <draw:rect draw:style-name="gr1" draw:text-style-name="P1" draw:layer="layout" svg:width="12.897cm" svg:height="1.997cm" svg:x="0.505cm" svg:y="21.868cm">
          <text:p/>
        </draw:rect>
        <draw:frame draw:style-name="gr25" draw:text-style-name="P10" draw:layer="layout" svg:width="12.223cm" svg:height="1.631cm" svg:x="1.235cm" svg:y="22.243cm">
          <draw:text-box>
            <text:p text:style-name="P2"><text:span text:style-name="T1">Artículos relacionados</text:span></text:p>
            <text:p text:style-name="P2"><text:span text:style-name="T15">Automático</text:span></text:p>
            <text:p text:style-name="P2"><text:span text:style-name="T17"/></text:p>
          </draw:text-box>
        </draw:frame>
        <draw:rect draw:style-name="gr1" draw:text-style-name="P1" draw:layer="layout" svg:width="12.926cm" svg:height="0.599cm" svg:x="0.475cm" svg:y="4.468cm">
          <text:p/>
        </draw:rect>
        <draw:rect draw:style-name="gr1" draw:text-style-name="P1" draw:layer="layout" svg:width="12.947cm" svg:height="0.692cm" svg:x="0.475cm" svg:y="5.682cm">
          <text:p/>
        </draw:rect>
        <draw:frame draw:style-name="gr27" draw:text-style-name="P10" draw:layer="layout" svg:width="3.135cm" svg:height="0.766cm" svg:x="0.475cm" svg:y="4.478cm">
          <draw:text-box>
            <text:p text:style-name="P2"><text:span text:style-name="T1">Titular</text:span></text:p>
          </draw:text-box>
        </draw:frame>
        <draw:frame draw:style-name="gr28" draw:text-style-name="P10" draw:layer="layout" svg:width="4.588cm" svg:height="0.85cm" svg:x="0.439cm" svg:y="5.652cm">
          <draw:text-box>
            <text:p text:style-name="P2"><text:span text:style-name="T1">Bajada</text:span></text:p>
          </draw:text-box>
        </draw:frame>
        <draw:frame draw:style-name="gr29" draw:text-style-name="P10" draw:layer="layout" svg:width="4.588cm" svg:height="0.919cm" svg:x="0.446cm" svg:y="7.116cm">
          <draw:text-box>
            <text:p text:style-name="P2"><text:span text:style-name="T1">Cuerpo</text:span></text:p>
          </draw:text-box>
        </draw:frame>
        <draw:rect draw:style-name="gr1" draw:text-style-name="P1" draw:layer="layout" svg:width="12.916cm" svg:height="0.377cm" svg:x="0.475cm" svg:y="3.998cm">
          <text:p/>
        </draw:rect>
        <draw:frame draw:style-name="gr30" draw:text-style-name="P11" draw:layer="layout" svg:width="3.052cm" svg:height="0.786cm" svg:x="0.475cm" svg:y="3.903cm">
          <draw:text-box>
            <text:p text:style-name="P2"><text:span text:style-name="T18">Epígrafe</text:span></text:p>
          </draw:text-box>
        </draw:frame>
        <draw:rect draw:style-name="gr1" draw:text-style-name="P1" draw:layer="layout" svg:width="12.916cm" svg:height="6.336cm" svg:x="0.475cm" svg:y="6.546cm">
          <text:p/>
        </draw:rect>
        <draw:rect draw:style-name="gr1" draw:text-style-name="P1" draw:layer="layout" svg:width="12.947cm" svg:height="0.377cm" svg:x="0.475cm" svg:y="5.177cm">
          <text:p/>
        </draw:rect>
        <draw:frame draw:style-name="gr31" draw:text-style-name="P11" draw:layer="layout" svg:width="5.25cm" svg:height="0.624cm" svg:x="0.475cm" svg:y="5.082cm">
          <draw:text-box>
            <text:p text:style-name="P2"><text:span text:style-name="T18">Fecha, Hora, Lugar</text:span></text:p>
          </draw:text-box>
        </draw:frame>
        <draw:rect draw:style-name="gr1" draw:text-style-name="P1" draw:layer="layout" svg:width="12.897cm" svg:height="2.73cm" svg:x="0.505cm" svg:y="15.976cm">
          <text:p/>
        </draw:rect>
        <draw:frame draw:style-name="gr25" draw:text-style-name="P10" draw:layer="layout" svg:width="12.827cm" svg:height="1.544cm" svg:x="1.34cm" svg:y="16.141cm">
          <draw:text-box>
            <text:p text:style-name="P2"><text:span text:style-name="T1">Audios para descargar</text:span></text:p>
            <text:p text:style-name="P2"><text:span text:style-name="T15">Hasta 5</text:span></text:p>
          </draw:text-box>
        </draw:frame>
        <draw:rect draw:style-name="gr1" draw:text-style-name="P1" draw:layer="layout" svg:width="12.897cm" svg:height="2.73cm" svg:x="0.505cm" svg:y="13.074cm">
          <text:p/>
        </draw:rect>
        <draw:frame draw:style-name="gr25" draw:text-style-name="P10" draw:layer="layout" svg:width="12.827cm" svg:height="1.544cm" svg:x="1.298cm" svg:y="13.239cm">
          <draw:text-box>
            <text:p text:style-name="P2"><text:span text:style-name="T1">Archivos para descargar</text:span></text:p>
            <text:p text:style-name="P2"><text:span text:style-name="T15">Hasta 15</text:span></text:p>
          </draw:text-box>
        </draw:frame>
      </draw:page>
      <draw:page draw:name="page5" draw:style-name="dp1" draw:master-page-name="Default">
        <draw:rect draw:style-name="gr1" draw:text-style-name="P1" draw:layer="layout" svg:width="14.069cm" svg:height="0.536cm" svg:x="0.322cm" svg:y="6.007cm">
          <text:p/>
        </draw:rect>
        <draw:frame draw:style-name="gr32" draw:text-style-name="P10" draw:layer="layout" svg:width="3.135cm" svg:height="0.738cm" svg:x="0.718cm" svg:y="5.949cm">
          <draw:text-box>
            <text:p text:style-name="P2"><text:span text:style-name="T1">Titular</text:span></text:p>
          </draw:text-box>
        </draw:frame>
        <draw:rect draw:style-name="gr1" draw:text-style-name="P1" draw:layer="layout" svg:width="14.069cm" svg:height="0.612cm" svg:x="0.323cm" svg:y="6.7cm">
          <text:p/>
        </draw:rect>
        <draw:frame draw:style-name="gr27" draw:text-style-name="P10" draw:layer="layout" svg:width="3.135cm" svg:height="0.766cm" svg:x="0.719cm" svg:y="6.666cm">
          <draw:text-box>
            <text:p text:style-name="P2"><text:span text:style-name="T1">Descripción</text:span></text:p>
          </draw:text-box>
        </draw:frame>
        <draw:rect draw:style-name="gr1" draw:text-style-name="P1" draw:layer="layout" svg:width="14.069cm" svg:height="7.793cm" svg:x="0.324cm" svg:y="7.505cm">
          <text:p/>
        </draw:rect>
        <draw:frame draw:style-name="gr27" draw:text-style-name="P10" draw:layer="layout" svg:width="9.307cm" svg:height="1.144cm" svg:x="0.72cm" svg:y="8.483cm">
          <draw:text-box>
            <text:p text:style-name="P2"><text:span text:style-name="T1">Datos Fijos</text:span></text:p>
            <text:p text:style-name="P2"><text:span text:style-name="T17">(puedes ser obligatorios si se requiere)</text:span></text:p>
          </draw:text-box>
        </draw:frame>
        <draw:rect draw:style-name="gr1" draw:text-style-name="P1" draw:layer="layout" svg:width="14.069cm" svg:height="1.904cm" svg:x="0.304cm" svg:y="19.699cm">
          <text:p/>
        </draw:rect>
        <draw:frame draw:style-name="gr26" draw:text-style-name="P4" draw:layer="layout" svg:width="17.217cm" svg:height="1.253cm" svg:x="0.686cm" svg:y="0.973cm">
          <draw:text-box>
            <text:p text:style-name="P2"><text:span text:style-name="T3">Artículo: </text:span><text:span text:style-name="T16">Formulario</text:span></text:p>
          </draw:text-box>
        </draw:frame>
        <draw:rect draw:style-name="gr1" draw:text-style-name="P1" draw:layer="layout" svg:width="14.069cm" svg:height="3.194cm" svg:x="0.325cm" svg:y="15.466cm">
          <text:p/>
        </draw:rect>
        <draw:frame draw:style-name="gr33" draw:text-style-name="P10" draw:layer="layout" svg:width="6.37cm" svg:height="1.144cm" svg:x="0.906cm" svg:y="15.815cm">
          <draw:text-box>
            <text:p text:style-name="P2"><text:span text:style-name="T1">Datos Variables</text:span></text:p>
            <text:p text:style-name="P2"><text:span text:style-name="T17">(hasta 5)</text:span></text:p>
          </draw:text-box>
        </draw:frame>
        <draw:rect draw:style-name="gr1" draw:text-style-name="P1" draw:layer="layout" svg:width="14.103cm" svg:height="0.614cm" svg:x="0.29cm" svg:y="18.857cm">
          <text:p/>
        </draw:rect>
        <draw:frame draw:style-name="gr34" draw:text-style-name="P10" draw:layer="layout" svg:width="9.596cm" svg:height="1.144cm" svg:x="0.881cm" svg:y="19.946cm">
          <draw:text-box>
            <text:p text:style-name="P2"><text:span text:style-name="T1">Combobox (de selección) </text:span></text:p>
            <text:p text:style-name="P2"><text:span text:style-name="T17">(hasta 3, con 10 opciones cada uno)</text:span></text:p>
          </draw:text-box>
        </draw:frame>
        <draw:rect draw:style-name="gr1" draw:text-style-name="P1" draw:layer="layout" svg:width="14.069cm" svg:height="4.577cm" svg:x="0.331cm" svg:y="21.835cm">
          <text:p/>
        </draw:rect>
        <draw:frame draw:style-name="gr34" draw:text-style-name="P10" draw:layer="layout" svg:width="9.596cm" svg:height="1.144cm" svg:x="0.828cm" svg:y="22.301cm">
          <draw:text-box>
            <text:p text:style-name="P2"><text:span text:style-name="T1">Campos de texto</text:span></text:p>
            <text:p text:style-name="P2"><text:span text:style-name="T17">(hasta 2)</text:span></text:p>
          </draw:text-box>
        </draw:frame>
        <draw:frame draw:style-name="gr33" draw:text-style-name="P10" draw:layer="layout" svg:width="6.37cm" svg:height="1.046cm" svg:x="0.954cm" svg:y="18.895cm">
          <draw:text-box>
            <text:p text:style-name="P2"><text:span text:style-name="T1">Adjuntar archiv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opacity="8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8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8-06-18T19:28:22</meta:creation-date>
    <dc:date>2010-03-10T13:09:42.46</dc:date>
    <dc:language>es-ES</dc:language>
    <meta:editing-cycles>122</meta:editing-cycles>
    <meta:editing-duration>PT17H17M40S</meta:editing-duration>
    <meta:document-statistic meta:object-count="188"/>
    <meta:user-defined meta:name="Info 1"/>
    <meta:user-defined meta:name="Info 2"/>
    <meta:user-defined meta:name="Info 3"/>
    <meta:user-defined meta:name="Info 4"/>
  </office:meta>
</office:document-meta>
</file>